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ENERGY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machine</text:p>
          </table:table-cell>
          <table:table-cell table:style-name="Default" office:value-type="string" calcext:value-type="string">
            <text:p>det</text:p>
          </table:table-cell>
          <table:table-cell table:style-name="Default" office:value-type="string" calcext:value-type="string">
            <text:p>porous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[Without</text:p>
          </table:table-cell>
          <table:table-cell office:value-type="string" calcext:value-type="string">
            <text:p>Re-executions]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perfect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.1357900016" calcext:value-type="float">
            <text:p>31.1357900016</text:p>
          </table:table-cell>
          <table:table-cell office:value-type="float" office:value="68.8642099984" calcext:value-type="float">
            <text:p>68.864209998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.64098939977" calcext:value-type="float">
            <text:p>9.64098939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41.5621059649" calcext:value-type="float">
            <text:p>41.5621059649</text:p>
          </table:table-cell>
          <table:table-cell office:value-type="float" office:value="58.4378940351" calcext:value-type="float">
            <text:p>58.4378940351</text:p>
          </table:table-cell>
          <table:table-cell office:value-type="float" office:value="14" calcext:value-type="float">
            <text:p>14</text:p>
          </table:table-cell>
          <table:table-cell office:value-type="float" office:value="8.18130516492" calcext:value-type="float">
            <text:p>8.18130516492</text:p>
          </table:table-cell>
          <table:table-cell office:value-type="float" office:value="8.91932221394" calcext:value-type="float">
            <text:p>8.91932221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40.7022883728" calcext:value-type="float">
            <text:p>40.7022883728</text:p>
          </table:table-cell>
          <table:table-cell office:value-type="float" office:value="59.2977116272" calcext:value-type="float">
            <text:p>59.2977116272</text:p>
          </table:table-cell>
          <table:table-cell office:value-type="float" office:value="14" calcext:value-type="float">
            <text:p>14</text:p>
          </table:table-cell>
          <table:table-cell office:value-type="float" office:value="8.30167962781" calcext:value-type="float">
            <text:p>8.30167962781</text:p>
          </table:table-cell>
          <table:table-cell office:value-type="float" office:value="8.87662008123" calcext:value-type="float">
            <text:p>8.87662008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41.0925430209" calcext:value-type="float">
            <text:p>41.0925430209</text:p>
          </table:table-cell>
          <table:table-cell office:value-type="float" office:value="58.9074569791" calcext:value-type="float">
            <text:p>58.9074569791</text:p>
          </table:table-cell>
          <table:table-cell office:value-type="float" office:value="14" calcext:value-type="float">
            <text:p>14</text:p>
          </table:table-cell>
          <table:table-cell office:value-type="float" office:value="8.24704397707" calcext:value-type="float">
            <text:p>8.24704397707</text:p>
          </table:table-cell>
          <table:table-cell office:value-type="float" office:value="8.59017101786" calcext:value-type="float">
            <text:p>8.59017101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40.517124253" calcext:value-type="float">
            <text:p>40.517124253</text:p>
          </table:table-cell>
          <table:table-cell office:value-type="float" office:value="59.482875747" calcext:value-type="float">
            <text:p>59.482875747</text:p>
          </table:table-cell>
          <table:table-cell office:value-type="float" office:value="14" calcext:value-type="float">
            <text:p>14</text:p>
          </table:table-cell>
          <table:table-cell office:value-type="float" office:value="8.32760260458" calcext:value-type="float">
            <text:p>8.32760260458</text:p>
          </table:table-cell>
          <table:table-cell office:value-type="float" office:value="8.8395404402" calcext:value-type="float">
            <text:p>8.8395404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3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.7671731458" calcext:value-type="float">
            <text:p>45.7671731458</text:p>
          </table:table-cell>
          <table:table-cell office:value-type="float" office:value="54.2328268542" calcext:value-type="float">
            <text:p>54.23282685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.59259575959" calcext:value-type="float">
            <text:p>7.59259575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6.3439851728" calcext:value-type="float">
            <text:p>36.3439851728</text:p>
          </table:table-cell>
          <table:table-cell office:value-type="float" office:value="63.6560148272" calcext:value-type="float">
            <text:p>63.6560148272</text:p>
          </table:table-cell>
          <table:table-cell office:value-type="float" office:value="14" calcext:value-type="float">
            <text:p>14</text:p>
          </table:table-cell>
          <table:table-cell office:value-type="float" office:value="8.91184207581" calcext:value-type="float">
            <text:p>8.91184207581</text:p>
          </table:table-cell>
          <table:table-cell office:value-type="float" office:value="9.3068061382" calcext:value-type="float">
            <text:p>9.3068061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5.3079889795" calcext:value-type="float">
            <text:p>35.3079889795</text:p>
          </table:table-cell>
          <table:table-cell office:value-type="float" office:value="64.6920110205" calcext:value-type="float">
            <text:p>64.6920110205</text:p>
          </table:table-cell>
          <table:table-cell office:value-type="float" office:value="14" calcext:value-type="float">
            <text:p>14</text:p>
          </table:table-cell>
          <table:table-cell office:value-type="float" office:value="9.05688154287" calcext:value-type="float">
            <text:p>9.05688154287</text:p>
          </table:table-cell>
          <table:table-cell office:value-type="float" office:value="9.30810144717" calcext:value-type="float">
            <text:p>9.30810144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34.4444753231" calcext:value-type="float">
            <text:p>34.4444753231</text:p>
          </table:table-cell>
          <table:table-cell office:value-type="float" office:value="65.5555246769" calcext:value-type="float">
            <text:p>65.5555246769</text:p>
          </table:table-cell>
          <table:table-cell office:value-type="float" office:value="14" calcext:value-type="float">
            <text:p>14</text:p>
          </table:table-cell>
          <table:table-cell office:value-type="float" office:value="9.17777345477" calcext:value-type="float">
            <text:p>9.17777345477</text:p>
          </table:table-cell>
          <table:table-cell office:value-type="float" office:value="9.28650771325" calcext:value-type="float">
            <text:p>9.28650771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34.5910863674" calcext:value-type="float">
            <text:p>34.5910863674</text:p>
          </table:table-cell>
          <table:table-cell office:value-type="float" office:value="65.4089136326" calcext:value-type="float">
            <text:p>65.4089136326</text:p>
          </table:table-cell>
          <table:table-cell office:value-type="float" office:value="14" calcext:value-type="float">
            <text:p>14</text:p>
          </table:table-cell>
          <table:table-cell office:value-type="float" office:value="9.15724790857" calcext:value-type="float">
            <text:p>9.15724790857</text:p>
          </table:table-cell>
          <table:table-cell office:value-type="float" office:value="9.30627537546" calcext:value-type="float">
            <text:p>9.30627537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3.2807028828" calcext:value-type="float">
            <text:p>33.2807028828</text:p>
          </table:table-cell>
          <table:table-cell office:value-type="float" office:value="66.7192971172" calcext:value-type="float">
            <text:p>66.71929711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.34070159641" calcext:value-type="float">
            <text:p>9.340701596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3.5434984218" calcext:value-type="float">
            <text:p>33.5434984218</text:p>
          </table:table-cell>
          <table:table-cell office:value-type="float" office:value="66.4565015782" calcext:value-type="float">
            <text:p>66.45650157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.30391022095" calcext:value-type="float">
            <text:p>9.30391022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33.7679340829" calcext:value-type="float">
            <text:p>33.7679340829</text:p>
          </table:table-cell>
          <table:table-cell office:value-type="float" office:value="66.2320659171" calcext:value-type="float">
            <text:p>66.232065917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.27248922839" calcext:value-type="float">
            <text:p>9.27248922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33.7604985042" calcext:value-type="float">
            <text:p>33.7604985042</text:p>
          </table:table-cell>
          <table:table-cell office:value-type="float" office:value="66.2395014958" calcext:value-type="float">
            <text:p>66.23950149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.27353020941" calcext:value-type="float">
            <text:p>9.27353020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4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.7248140001" calcext:value-type="float">
            <text:p>34.7248140001</text:p>
          </table:table-cell>
          <table:table-cell office:value-type="float" office:value="65.2751859999" calcext:value-type="float">
            <text:p>65.275185999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.13852603998" calcext:value-type="float">
            <text:p>9.13852603998</text:p>
          </table:table-cell>
          <table:table-cell table:number-columns-repeated="7"/>
        </table:table-row>
      </table:table>
      <table:table table:name="OUTPUT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machine</text:p>
          </table:table-cell>
          <table:table-cell table:style-name="Default" office:value-type="string" calcext:value-type="string">
            <text:p>det</text:p>
          </table:table-cell>
          <table:table-cell table:style-name="Default" office:value-type="string" calcext:value-type="string">
            <text:p>porous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rrorneou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4011.63013893" calcext:value-type="float">
            <text:p>4011.63013893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0.772403421625" calcext:value-type="float">
            <text:p>0.772403421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5325.7676977" calcext:value-type="float">
            <text:p>15325.7676977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2.95083918476" calcext:value-type="float">
            <text:p>2.95083918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11355.6976162" calcext:value-type="float">
            <text:p>11355.6976162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2.18643777964" calcext:value-type="float">
            <text:p>2.18643777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247.72518184" calcext:value-type="float">
            <text:p>1247.72518184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0.240238298727" calcext:value-type="float">
            <text:p>0.240238298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54743.8226591" calcext:value-type="float">
            <text:p>54743.8226591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10.5404323106" calcext:value-type="float">
            <text:p>10.5404323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6390.29287572" calcext:value-type="float">
            <text:p>6390.29287572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1.23039360844" calcext:value-type="float">
            <text:p>1.23039360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9330.80498519" calcext:value-type="float">
            <text:p>9330.80498519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1.79656285537" calcext:value-type="float">
            <text:p>1.796562855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4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19369.804253" calcext:value-type="float">
            <text:p>519369.804253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9144.9352869" calcext:value-type="float">
            <text:p>19144.9352869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3.68618566773" calcext:value-type="float">
            <text:p>3.686185667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359.40072085" calcext:value-type="float">
            <text:p>1359.40072085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0.261740422665" calcext:value-type="float">
            <text:p>0.261740422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10932.8443284" calcext:value-type="float">
            <text:p>10932.8443284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2.10502116967" calcext:value-type="float">
            <text:p>2.10502116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perfect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3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19369.804253" calcext:value-type="float">
            <text:p>519369.804253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1672.10427567" calcext:value-type="float">
            <text:p>1672.10427567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0.321948688965" calcext:value-type="float">
            <text:p>0.321948688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2161.144512" calcext:value-type="float">
            <text:p>12161.144512</text:p>
          </table:table-cell>
          <table:table-cell office:value-type="float" office:value="519369.804253" calcext:value-type="float">
            <text:p>519369.804253</text:p>
          </table:table-cell>
          <table:table-cell office:value-type="float" office:value="2.34151935912" calcext:value-type="float">
            <text:p>2.34151935912</text:p>
          </table:table-cell>
          <table:table-cell table:number-columns-repeated="5"/>
        </table:table-row>
      </table:table>
      <table:table table:name="TASK_STATS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machine</text:p>
          </table:table-cell>
          <table:table-cell table:style-name="Default" office:value-type="string" calcext:value-type="string">
            <text:p>det</text:p>
          </table:table-cell>
          <table:table-cell table:style-name="Default" office:value-type="string" calcext:value-type="string">
            <text:p>porous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ercent_Re-executed_Tasks</text:p>
          </table:table-cell>
          <table:table-cell office:value-type="string" calcext:value-type="string">
            <text:p>Percent_Errorneous_Tasks</text:p>
          </table:table-cell>
          <table:table-cell office:value-type="string" calcext:value-type="string">
            <text:p>Percent_Rejected_Errorneous_Tasks</text:p>
          </table:table-cell>
          <table:table-cell office:value-type="string" calcext:value-type="string">
            <text:p>Percent_Rejected_Correct_Tasks</text:p>
          </table:table-cell>
          <table:table-cell office:value-type="string" calcext:value-type="string">
            <text:p>Errorneous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Errorneous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asks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perfect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14088439941" calcext:value-type="float">
            <text:p>2.14088439941</text:p>
          </table:table-cell>
          <table:table-cell office:value-type="float" office:value="1.58233642578" calcext:value-type="float">
            <text:p>1.58233642578</text:p>
          </table:table-cell>
          <table:table-cell office:value-type="float" office:value="0.884170532227" calcext:value-type="float">
            <text:p>0.884170532227</text:p>
          </table:table-cell>
          <table:table-cell office:value-type="float" office:value="1.25671386719" calcext:value-type="float">
            <text:p>1.25671386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3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.6998596191" calcext:value-type="float">
            <text:p>14.6998596191</text:p>
          </table:table-cell>
          <table:table-cell office:value-type="float" office:value="85.3001403809" calcext:value-type="float">
            <text:p>85.30014038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1721496582" calcext:value-type="float">
            <text:p>8.1721496582</text:p>
          </table:table-cell>
          <table:table-cell office:value-type="float" office:value="14.6998596191" calcext:value-type="float">
            <text:p>14.6998596191</text:p>
          </table:table-cell>
          <table:table-cell office:value-type="float" office:value="7.41638183594" calcext:value-type="float">
            <text:p>7.41638183594</text:p>
          </table:table-cell>
          <table:table-cell office:value-type="float" office:value="0.755767822266" calcext:value-type="float">
            <text:p>0.7557678222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.7178344727" calcext:value-type="float">
            <text:p>11.7178344727</text:p>
          </table:table-cell>
          <table:table-cell office:value-type="float" office:value="14.6998596191" calcext:value-type="float">
            <text:p>14.6998596191</text:p>
          </table:table-cell>
          <table:table-cell office:value-type="float" office:value="9.84359741211" calcext:value-type="float">
            <text:p>9.84359741211</text:p>
          </table:table-cell>
          <table:table-cell office:value-type="float" office:value="1.87423706055" calcext:value-type="float">
            <text:p>1.874237060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.1482696533" calcext:value-type="float">
            <text:p>13.1482696533</text:p>
          </table:table-cell>
          <table:table-cell office:value-type="float" office:value="14.6998596191" calcext:value-type="float">
            <text:p>14.6998596191</text:p>
          </table:table-cell>
          <table:table-cell office:value-type="float" office:value="10.1736450195" calcext:value-type="float">
            <text:p>10.1736450195</text:p>
          </table:table-cell>
          <table:table-cell office:value-type="float" office:value="2.97462463379" calcext:value-type="float">
            <text:p>2.974624633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3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7.0211029053" calcext:value-type="float">
            <text:p>17.0211029053</text:p>
          </table:table-cell>
          <table:table-cell office:value-type="float" office:value="14.6998596191" calcext:value-type="float">
            <text:p>14.6998596191</text:p>
          </table:table-cell>
          <table:table-cell office:value-type="float" office:value="10.6717681885" calcext:value-type="float">
            <text:p>10.6717681885</text:p>
          </table:table-cell>
          <table:table-cell office:value-type="float" office:value="6.3493347168" calcext:value-type="float">
            <text:p>6.34933471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ram4</text:p>
          </table:table-cell>
          <table:table-cell table:number-columns-repeated="2" office:value-type="boolean" office:boolean-value="false" calcext:value-type="boolean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.58233642578" calcext:value-type="float">
            <text:p>1.58233642578</text:p>
          </table:table-cell>
          <table:table-cell office:value-type="float" office:value="98.4176635742" calcext:value-type="float">
            <text:p>98.41766357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50984191895" calcext:value-type="float">
            <text:p>2.50984191895</text:p>
          </table:table-cell>
          <table:table-cell office:value-type="float" office:value="1.58233642578" calcext:value-type="float">
            <text:p>1.58233642578</text:p>
          </table:table-cell>
          <table:table-cell office:value-type="float" office:value="0.578079223633" calcext:value-type="float">
            <text:p>0.578079223633</text:p>
          </table:table-cell>
          <table:table-cell office:value-type="float" office:value="1.93176269531" calcext:value-type="float">
            <text:p>1.931762695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41279602051" calcext:value-type="float">
            <text:p>2.41279602051</text:p>
          </table:table-cell>
          <table:table-cell office:value-type="float" office:value="1.58233642578" calcext:value-type="float">
            <text:p>1.58233642578</text:p>
          </table:table-cell>
          <table:table-cell office:value-type="float" office:value="0.592269897461" calcext:value-type="float">
            <text:p>0.592269897461</text:p>
          </table:table-cell>
          <table:table-cell office:value-type="float" office:value="1.82052612305" calcext:value-type="float">
            <text:p>1.82052612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16471862793" calcext:value-type="float">
            <text:p>5.16471862793</text:p>
          </table:table-cell>
          <table:table-cell office:value-type="float" office:value="1.58233642578" calcext:value-type="float">
            <text:p>1.58233642578</text:p>
          </table:table-cell>
          <table:table-cell office:value-type="float" office:value="0.646057128906" calcext:value-type="float">
            <text:p>0.646057128906</text:p>
          </table:table-cell>
          <table:table-cell office:value-type="float" office:value="4.51866149902" calcext:value-type="float">
            <text:p>4.51866149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.20014953613" calcext:value-type="float">
            <text:p>8.20014953613</text:p>
          </table:table-cell>
          <table:table-cell office:value-type="float" office:value="1.58233642578" calcext:value-type="float">
            <text:p>1.58233642578</text:p>
          </table:table-cell>
          <table:table-cell office:value-type="float" office:value="0.7275390625" calcext:value-type="float">
            <text:p>0.7275390625</text:p>
          </table:table-cell>
          <table:table-cell office:value-type="float" office:value="7.47261047363" calcext:value-type="float">
            <text:p>7.472610473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table:number-columns-repeated="2" office:value-type="boolean" office:boolean-value="true" calcext:value-type="boolean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14088439941" calcext:value-type="float">
            <text:p>2.14088439941</text:p>
          </table:table-cell>
          <table:table-cell office:value-type="float" office:value="1.58233642578" calcext:value-type="float">
            <text:p>1.58233642578</text:p>
          </table:table-cell>
          <table:table-cell office:value-type="float" office:value="0.884170532227" calcext:value-type="float">
            <text:p>0.884170532227</text:p>
          </table:table-cell>
          <table:table-cell office:value-type="float" office:value="1.25671386719" calcext:value-type="float">
            <text:p>1.25671386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92915344238" calcext:value-type="float">
            <text:p>2.92915344238</text:p>
          </table:table-cell>
          <table:table-cell office:value-type="float" office:value="1.58233642578" calcext:value-type="float">
            <text:p>1.58233642578</text:p>
          </table:table-cell>
          <table:table-cell office:value-type="float" office:value="1.06391906738" calcext:value-type="float">
            <text:p>1.06391906738</text:p>
          </table:table-cell>
          <table:table-cell office:value-type="float" office:value="1.865234375" calcext:value-type="float">
            <text:p>1.865234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99664306641" calcext:value-type="float">
            <text:p>4.99664306641</text:p>
          </table:table-cell>
          <table:table-cell office:value-type="float" office:value="1.58233642578" calcext:value-type="float">
            <text:p>1.58233642578</text:p>
          </table:table-cell>
          <table:table-cell office:value-type="float" office:value="1.10946655273" calcext:value-type="float">
            <text:p>1.10946655273</text:p>
          </table:table-cell>
          <table:table-cell office:value-type="float" office:value="3.88717651367" calcext:value-type="float">
            <text:p>3.887176513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sram4</text:p>
          </table:table-cell>
          <table:table-cell office:value-type="boolean" office:boolean-value="true" calcext:value-type="boolean">
            <text:p>1</text:p>
          </table:table-cell>
          <table:table-cell office:value-type="boolean" office:boolean-value="false" calcext:value-type="boolean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.97729492188" calcext:value-type="float">
            <text:p>7.97729492188</text:p>
          </table:table-cell>
          <table:table-cell office:value-type="float" office:value="1.58233642578" calcext:value-type="float">
            <text:p>1.58233642578</text:p>
          </table:table-cell>
          <table:table-cell office:value-type="float" office:value="1.14418029785" calcext:value-type="float">
            <text:p>1.14418029785</text:p>
          </table:table-cell>
          <table:table-cell office:value-type="float" office:value="6.83311462402" calcext:value-type="float">
            <text:p>6.83311462402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ENERGY.A1:ENERGY.J16">
          <table:sort>
            <table:sort-by table:field-number="1" table:data-type="automatic"/>
            <table:sort-by table:field-number="0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2" table:target-range-address="TASK_STATS.A1:TASK_STATS.I1048576">
          <table:sort>
            <table:sort-by table:field-number="1" table:data-type="automatic"/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0:59:45.295492459</meta:creation-date>
    <dc:date>2014-08-12T11:24:00.086313722</dc:date>
    <meta:editing-duration>PT9M4S</meta:editing-duration>
    <meta:editing-cycles>1</meta:editing-cycles>
    <meta:document-statistic meta:table-count="3" meta:cell-count="451" meta:object-count="0"/>
    <meta:generator>LibreOffice/4.2.3.3$Linux_X86_64 LibreOffice_project/420m0$Build-3</meta:generator>
  </office:meta>
</office:document-meta>
</file>